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54pt" style:text-underline-style="none" officeooo:rsid="003ebb92" officeooo:paragraph-rsid="003ebb92" style:font-size-asian="54pt" style:font-size-complex="54pt"/>
    </style:style>
    <style:style style:name="P2" style:family="paragraph" style:parent-style-name="Standard">
      <style:paragraph-properties fo:line-height="100%" fo:text-align="center" style:justify-single-word="false"/>
      <style:text-properties style:text-underline-style="none" officeooo:rsid="003ebb92" officeooo:paragraph-rsid="003ebb92"/>
    </style:style>
    <style:style style:name="P3" style:family="paragraph" style:parent-style-name="Standard">
      <style:paragraph-properties fo:line-height="200%" fo:text-align="center" style:justify-single-word="false"/>
      <style:text-properties style:text-underline-style="none" officeooo:rsid="003ebb92" officeooo:paragraph-rsid="003ebb92"/>
    </style:style>
    <style:style style:name="P4" style:family="paragraph" style:parent-style-name="Standard">
      <style:paragraph-properties fo:line-height="200%" fo:text-align="justify" style:justify-single-word="false"/>
      <style:text-properties officeooo:rsid="001881d5" officeooo:paragraph-rsid="001881d5"/>
    </style:style>
    <style:style style:name="P5" style:family="paragraph" style:parent-style-name="Standard">
      <style:paragraph-properties fo:line-height="200%" fo:text-align="justify" style:justify-single-word="false"/>
      <style:text-properties officeooo:rsid="002203f0" officeooo:paragraph-rsid="0018d069"/>
    </style:style>
    <style:style style:name="P6" style:family="paragraph" style:parent-style-name="Standard">
      <style:paragraph-properties fo:line-height="200%" fo:text-align="justify" style:justify-single-word="false"/>
      <style:text-properties officeooo:rsid="0024ff2f" officeooo:paragraph-rsid="003134f1"/>
    </style:style>
    <style:style style:name="P7" style:family="paragraph" style:parent-style-name="Standard">
      <style:paragraph-properties fo:line-height="200%" fo:text-align="justify" style:justify-single-word="false"/>
      <style:text-properties officeooo:rsid="00227721" officeooo:paragraph-rsid="00227721"/>
    </style:style>
    <style:style style:name="P8" style:family="paragraph" style:parent-style-name="Standard">
      <style:paragraph-properties fo:line-height="200%" fo:text-align="justify" style:justify-single-word="false"/>
      <style:text-properties officeooo:rsid="0039b5d3" officeooo:paragraph-rsid="00333c8b"/>
    </style:style>
    <style:style style:name="P9" style:family="paragraph" style:parent-style-name="Standard">
      <style:paragraph-properties fo:line-height="200%" fo:text-align="justify" style:justify-single-word="false"/>
      <style:text-properties officeooo:rsid="0039b5d3" officeooo:paragraph-rsid="0086427f"/>
    </style:style>
    <style:style style:name="P10" style:family="paragraph" style:parent-style-name="Standard">
      <style:paragraph-properties fo:line-height="200%" fo:text-align="justify" style:justify-single-word="false"/>
      <style:text-properties officeooo:paragraph-rsid="003733a2"/>
    </style:style>
    <style:style style:name="P11" style:family="paragraph" style:parent-style-name="Standard">
      <style:paragraph-properties fo:line-height="200%" fo:text-align="justify" style:justify-single-word="false"/>
      <style:text-properties officeooo:paragraph-rsid="0040aad1"/>
    </style:style>
    <style:style style:name="P12" style:family="paragraph" style:parent-style-name="Standard">
      <style:paragraph-properties fo:line-height="200%" fo:text-align="justify" style:justify-single-word="false"/>
      <style:text-properties officeooo:paragraph-rsid="00333c8b"/>
    </style:style>
    <style:style style:name="P13" style:family="paragraph" style:parent-style-name="Standard">
      <style:paragraph-properties fo:line-height="200%" fo:text-align="justify" style:justify-single-word="false"/>
      <style:text-properties officeooo:paragraph-rsid="007d60a7"/>
    </style:style>
    <style:style style:name="P14" style:family="paragraph" style:parent-style-name="Standard">
      <style:paragraph-properties fo:line-height="200%" fo:text-align="justify" style:justify-single-word="false" fo:break-before="page"/>
      <style:text-properties officeooo:paragraph-rsid="001881d5"/>
    </style:style>
    <style:style style:name="T1" style:family="text">
      <style:text-properties officeooo:rsid="001881d5"/>
    </style:style>
    <style:style style:name="T2" style:family="text">
      <style:text-properties style:text-underline-style="solid" style:text-underline-width="auto" style:text-underline-color="font-color" officeooo:rsid="001881d5"/>
    </style:style>
    <style:style style:name="T3" style:family="text">
      <style:text-properties style:text-underline-style="solid" style:text-underline-width="auto" style:text-underline-color="font-color" officeooo:rsid="00367aa9"/>
    </style:style>
    <style:style style:name="T4" style:family="text">
      <style:text-properties style:text-underline-style="solid" style:text-underline-width="auto" style:text-underline-color="font-color" officeooo:rsid="00380d3e"/>
    </style:style>
    <style:style style:name="T5" style:family="text">
      <style:text-properties style:text-underline-style="solid" style:text-underline-width="auto" style:text-underline-color="font-color" fo:font-weight="bold" officeooo:rsid="00367aa9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86427f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officeooo:rsid="00367aa9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86427f" style:font-weight-asian="normal" style:font-weight-complex="normal"/>
    </style:style>
    <style:style style:name="T9" style:family="text">
      <style:text-properties officeooo:rsid="0018d069"/>
    </style:style>
    <style:style style:name="T10" style:family="text">
      <style:text-properties officeooo:rsid="00196747"/>
    </style:style>
    <style:style style:name="T11" style:family="text">
      <style:text-properties officeooo:rsid="0019e3c4"/>
    </style:style>
    <style:style style:name="T12" style:family="text">
      <style:text-properties officeooo:rsid="001a82a8"/>
    </style:style>
    <style:style style:name="T13" style:family="text">
      <style:text-properties officeooo:rsid="001b5081"/>
    </style:style>
    <style:style style:name="T14" style:family="text">
      <style:text-properties officeooo:rsid="001d01f5"/>
    </style:style>
    <style:style style:name="T15" style:family="text">
      <style:text-properties officeooo:rsid="00215ab5"/>
    </style:style>
    <style:style style:name="T16" style:family="text">
      <style:text-properties officeooo:rsid="002203f0"/>
    </style:style>
    <style:style style:name="T17" style:family="text">
      <style:text-properties officeooo:rsid="00227721"/>
    </style:style>
    <style:style style:name="T18" style:family="text">
      <style:text-properties officeooo:rsid="0024ff2f"/>
    </style:style>
    <style:style style:name="T19" style:family="text">
      <style:text-properties officeooo:rsid="002591c8"/>
    </style:style>
    <style:style style:name="T20" style:family="text">
      <style:text-properties officeooo:rsid="0025a0b5"/>
    </style:style>
    <style:style style:name="T21" style:family="text">
      <style:text-properties officeooo:rsid="0028f68a"/>
    </style:style>
    <style:style style:name="T22" style:family="text">
      <style:text-properties officeooo:rsid="002945fd"/>
    </style:style>
    <style:style style:name="T23" style:family="text">
      <style:text-properties officeooo:rsid="002b10cd"/>
    </style:style>
    <style:style style:name="T24" style:family="text">
      <style:text-properties officeooo:rsid="002ccff1"/>
    </style:style>
    <style:style style:name="T25" style:family="text">
      <style:text-properties officeooo:rsid="002d707b"/>
    </style:style>
    <style:style style:name="T26" style:family="text">
      <style:text-properties officeooo:rsid="002eb19b"/>
    </style:style>
    <style:style style:name="T27" style:family="text">
      <style:text-properties officeooo:rsid="002fdfac"/>
    </style:style>
    <style:style style:name="T28" style:family="text">
      <style:text-properties officeooo:rsid="002febe7"/>
    </style:style>
    <style:style style:name="T29" style:family="text">
      <style:text-properties officeooo:rsid="003200f6"/>
    </style:style>
    <style:style style:name="T30" style:family="text">
      <style:text-properties officeooo:rsid="00323ec8"/>
    </style:style>
    <style:style style:name="T31" style:family="text">
      <style:text-properties officeooo:rsid="00333c8b"/>
    </style:style>
    <style:style style:name="T32" style:family="text">
      <style:text-properties officeooo:rsid="0033831a"/>
    </style:style>
    <style:style style:name="T33" style:family="text">
      <style:text-properties officeooo:rsid="0034f0a8"/>
    </style:style>
    <style:style style:name="T34" style:family="text">
      <style:text-properties officeooo:rsid="00367aa9"/>
    </style:style>
    <style:style style:name="T35" style:family="text">
      <style:text-properties officeooo:rsid="0039b5d3"/>
    </style:style>
    <style:style style:name="T36" style:family="text">
      <style:text-properties officeooo:rsid="003a6dae"/>
    </style:style>
    <style:style style:name="T37" style:family="text">
      <style:text-properties officeooo:rsid="003fe4b6"/>
    </style:style>
    <style:style style:name="T38" style:family="text">
      <style:text-properties officeooo:rsid="0040aad1"/>
    </style:style>
    <style:style style:name="T39" style:family="text">
      <style:text-properties officeooo:rsid="00426430"/>
    </style:style>
    <style:style style:name="T40" style:family="text">
      <style:text-properties officeooo:rsid="00430c83"/>
    </style:style>
    <style:style style:name="T41" style:family="text">
      <style:text-properties officeooo:rsid="0044ca36"/>
    </style:style>
    <style:style style:name="T42" style:family="text">
      <style:text-properties officeooo:rsid="00483937"/>
    </style:style>
    <style:style style:name="T43" style:family="text">
      <style:text-properties officeooo:rsid="0048c9a6"/>
    </style:style>
    <style:style style:name="T44" style:family="text">
      <style:text-properties officeooo:rsid="004b3e7e"/>
    </style:style>
    <style:style style:name="T45" style:family="text">
      <style:text-properties officeooo:rsid="004bf1f0"/>
    </style:style>
    <style:style style:name="T46" style:family="text">
      <style:text-properties officeooo:rsid="004c7704"/>
    </style:style>
    <style:style style:name="T47" style:family="text">
      <style:text-properties officeooo:rsid="004d08c5"/>
    </style:style>
    <style:style style:name="T48" style:family="text">
      <style:text-properties officeooo:rsid="004ed7d6"/>
    </style:style>
    <style:style style:name="T49" style:family="text">
      <style:text-properties officeooo:rsid="0050ca8a"/>
    </style:style>
    <style:style style:name="T50" style:family="text">
      <style:text-properties officeooo:rsid="00529bfa"/>
    </style:style>
    <style:style style:name="T51" style:family="text">
      <style:text-properties officeooo:rsid="00542bbb"/>
    </style:style>
    <style:style style:name="T52" style:family="text">
      <style:text-properties officeooo:rsid="00559498"/>
    </style:style>
    <style:style style:name="T53" style:family="text">
      <style:text-properties officeooo:rsid="00568680"/>
    </style:style>
    <style:style style:name="T54" style:family="text">
      <style:text-properties officeooo:rsid="0056edd9"/>
    </style:style>
    <style:style style:name="T55" style:family="text">
      <style:text-properties officeooo:rsid="0057c1bc"/>
    </style:style>
    <style:style style:name="T56" style:family="text">
      <style:text-properties officeooo:rsid="0058f821"/>
    </style:style>
    <style:style style:name="T57" style:family="text">
      <style:text-properties officeooo:rsid="005ae79c"/>
    </style:style>
    <style:style style:name="T58" style:family="text">
      <style:text-properties style:text-underline-style="none" officeooo:rsid="001881d5"/>
    </style:style>
    <style:style style:name="T59" style:family="text">
      <style:text-properties style:text-underline-style="none" officeooo:rsid="00367aa9"/>
    </style:style>
    <style:style style:name="T60" style:family="text">
      <style:text-properties style:text-underline-style="none" fo:font-weight="normal" officeooo:rsid="00367aa9" style:font-weight-asian="normal" style:font-weight-complex="normal"/>
    </style:style>
    <style:style style:name="T61" style:family="text">
      <style:text-properties style:text-underline-style="none" fo:font-weight="normal" officeooo:rsid="0086427f" style:font-weight-asian="normal" style:font-weight-complex="normal"/>
    </style:style>
    <style:style style:name="T62" style:family="text">
      <style:text-properties officeooo:rsid="005f2708"/>
    </style:style>
    <style:style style:name="T63" style:family="text">
      <style:text-properties officeooo:rsid="00604014"/>
    </style:style>
    <style:style style:name="T64" style:family="text">
      <style:text-properties officeooo:rsid="00623eb8"/>
    </style:style>
    <style:style style:name="T65" style:family="text">
      <style:text-properties officeooo:rsid="0063fa34"/>
    </style:style>
    <style:style style:name="T66" style:family="text">
      <style:text-properties officeooo:rsid="0064fed1"/>
    </style:style>
    <style:style style:name="T67" style:family="text">
      <style:text-properties officeooo:rsid="00651fa1"/>
    </style:style>
    <style:style style:name="T68" style:family="text">
      <style:text-properties officeooo:rsid="0066b454"/>
    </style:style>
    <style:style style:name="T69" style:family="text">
      <style:text-properties officeooo:rsid="0066f0b8"/>
    </style:style>
    <style:style style:name="T70" style:family="text">
      <style:text-properties officeooo:rsid="00675103"/>
    </style:style>
    <style:style style:name="T71" style:family="text">
      <style:text-properties officeooo:rsid="006939be"/>
    </style:style>
    <style:style style:name="T72" style:family="text">
      <style:text-properties officeooo:rsid="006a1c4c"/>
    </style:style>
    <style:style style:name="T73" style:family="text">
      <style:text-properties officeooo:rsid="006ace99"/>
    </style:style>
    <style:style style:name="T74" style:family="text">
      <style:text-properties officeooo:rsid="006bb5eb"/>
    </style:style>
    <style:style style:name="T75" style:family="text">
      <style:text-properties officeooo:rsid="006bfa00"/>
    </style:style>
    <style:style style:name="T76" style:family="text">
      <style:text-properties officeooo:rsid="006c7932"/>
    </style:style>
    <style:style style:name="T77" style:family="text">
      <style:text-properties officeooo:rsid="006d66fa"/>
    </style:style>
    <style:style style:name="T78" style:family="text">
      <style:text-properties officeooo:rsid="006f0826"/>
    </style:style>
    <style:style style:name="T79" style:family="text">
      <style:text-properties officeooo:rsid="0071e1f5"/>
    </style:style>
    <style:style style:name="T80" style:family="text">
      <style:text-properties officeooo:rsid="0073941c"/>
    </style:style>
    <style:style style:name="T81" style:family="text">
      <style:text-properties officeooo:rsid="00753154"/>
    </style:style>
    <style:style style:name="T82" style:family="text">
      <style:text-properties officeooo:rsid="0075ba1e"/>
    </style:style>
    <style:style style:name="T83" style:family="text">
      <style:text-properties officeooo:rsid="0076f40e"/>
    </style:style>
    <style:style style:name="T84" style:family="text">
      <style:text-properties officeooo:rsid="00770f34"/>
    </style:style>
    <style:style style:name="T85" style:family="text">
      <style:text-properties officeooo:rsid="0078c692"/>
    </style:style>
    <style:style style:name="T86" style:family="text">
      <style:text-properties officeooo:rsid="007b88e3"/>
    </style:style>
    <style:style style:name="T87" style:family="text">
      <style:text-properties officeooo:rsid="007d60a7"/>
    </style:style>
    <style:style style:name="T88" style:family="text">
      <style:text-properties officeooo:rsid="007dc721"/>
    </style:style>
    <style:style style:name="T89" style:family="text">
      <style:text-properties officeooo:rsid="007e2546"/>
    </style:style>
    <style:style style:name="T90" style:family="text">
      <style:text-properties officeooo:rsid="00834201"/>
    </style:style>
    <style:style style:name="T91" style:family="text">
      <style:text-properties officeooo:rsid="0084c1fc"/>
    </style:style>
    <style:style style:name="T92" style:family="text">
      <style:text-properties officeooo:rsid="008642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The Lion, the Witch, <text:span text:style-name="T37">but Little Els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exander Maguire</text:p>
      <text:p text:style-name="P2">20396195</text:p>
      <text:p text:style-name="P2">2013-10-30</text:p>
      <text:p text:style-name="P2">ENGL 140R-001</text:p>
      <text:p text:style-name="P3"/>
      <text:p text:style-name="P14"><text:span text:style-name="T58"><text:tab/></text:span><text:span text:style-name="T2">The Lion, </text:span><text:span text:style-name="T4">t</text:span><text:span text:style-name="T2">he Witch, and the Wardrobe</text:span><text:span text:style-name="T1"> has historically been condemned for being more a vehicle for Christian propaganda than an actual piece of literature. While such criticism is undoubtedly harsh, a sharp analytical look at the second novel in C. S. Lewis' </text:span><text:span text:style-name="T41">popular </text:span><text:span text:style-name="T1">Narnia series reveals some uncomfortable truths about a book so cherished by young and adult readers alike. To address properly such </text:span><text:span text:style-name="T42">commentaries</text:span><text:span text:style-name="T1">, this essay attempts not only to disclose transparent Christian metaphors in the classic novel, but also to show that </text:span><text:span text:style-name="T43">it</text:span><text:span text:style-name="T1"> </text:span><text:span text:style-name="T90">subverts the literary form to such an extent that considering it a novel whatsoever should be called into question.</text:span></text:p>
      <text:p text:style-name="P4"/>
      <text:p text:style-name="P10"><text:span text:style-name="T9"><text:tab/>The Christian allegories present in </text:span><text:span text:style-name="T3">The Lion, the Witch, and the Wardrobe</text:span><text:span text:style-name="T9"> are so poorly adumbrated that the only conclusion to be drawn is that they are simply unintended to be subtle. </text:span><text:span text:style-name="T10">Take, for example, the character of Aslan, a great lion described by Mr. Beaver as “the Lord of the whole wood” (p. </text:span><text:span text:style-name="T74">87</text:span><text:span text:style-name="T10">) whose coming is </text:span><text:span text:style-name="T12">preceded</text:span><text:span text:style-name="T10"> by Christmas and willingly gives up his life in </text:span><text:span text:style-name="T11">repentance</text:span><text:span text:style-name="T10"> of another's sins </text:span><text:span text:style-name="T78">(p. 159)</text:span><text:span text:style-name="T10">, </text:span><text:span text:style-name="T75">only to return to the land of the living a few hours </text:span><text:span text:style-name="T76">later </text:span><text:span text:style-name="T77">(p. 167)</text:span><text:span text:style-name="T10"> </text:span><text:span text:style-name="T12">– a </text:span><text:span text:style-name="T14">palpable</text:span><text:span text:style-name="T12"> </text:span><text:span text:style-name="T13">Christ</text:span><text:span text:style-name="T12"> figure. </text:span><text:span text:style-name="T15">Another </text:span><text:span text:style-name="T83">easily </text:span><text:span text:style-name="T15">recognizable biblical </text:span><text:span text:style-name="T84">allusion</text:span><text:span text:style-name="T15"> is Edmund's insatiable desire for the White Witch's Turkish Delight – imagery </text:span><text:span text:style-name="T40">reminiscent</text:span><text:span text:style-name="T15"> of Eve </text:span><text:span text:style-name="T79">and her curiosity regarding the forbidden fruit, as tempted by the </text:span><text:span text:style-name="T80">serpent</text:span><text:span text:style-name="T15">. </text:span><text:span text:style-name="T16">Later, Edmund seemingly channels the spirit of Judas Iscariot when he knowingly attempts to sell his family </text:span><text:span text:style-name="T81">for sweets and a title </text:span><text:span text:style-name="T82">(p. 98)</text:span><text:span text:style-name="T17">. </text:span><text:span text:style-name="T85">There are numerous other examples present in this novel – the most significant of which is probably the symbolism behind the stone table – but an analysis of such motifs is not the intent of this paper. The presented allusions between characters in the novel and their biblical counterparts are likely sufficient to impress a sense of validity regarding Christian propaganda.</text:span></text:p>
      <text:p text:style-name="P5"/>
      <text:p text:style-name="P13"><text:span text:style-name="T17"><text:tab/>Upon first read-through, the presentation of the children Peter, Susan and Lucy is mystifying – literally no explicit characterization is given. That the reader is given no information about the aspirations, mindsets or even appearance</text:span><text:span text:style-name="T86">s </text:span><text:span text:style-name="T17">of these seemingly</text:span><text:span text:style-name="T86"> </text:span><text:span text:style-name="T17">main characters is </text:span><text:span text:style-name="T86">almost stupefying</text:span><text:span text:style-name="T17"> until </text:span><text:soft-page-break/><text:span text:style-name="T87">a</text:span><text:span text:style-name="T17"> realization is mad</text:span><text:span text:style-name="T87">e –</text:span><text:span text:style-name="T17"> the </text:span><text:span text:style-name="T87">children are</text:span><text:span text:style-name="T17"> not the protagonists of <text:s/></text:span><text:span text:style-name="T3">The Lion, the Witch, and the Wardrobe</text:span><text:span text:style-name="T59">;</text:span><text:span text:style-name="T3"> </text:span><text:span text:style-name="T17">Aslan is. </text:span><text:span text:style-name="T18">Aside from being given a relatively rich physical description (“good and terrible at the same time... a glimpse of the golden mane and the great, royal, solemn, overwhelming eyes” (p. </text:span><text:span text:style-name="T72">113</text:span><text:span text:style-name="T18">)), throughout the course of the book the reader is given almost every other character's </text:span><text:span text:style-name="T21">(major or minor </text:span><text:span text:style-name="T22">alike</text:span><text:span text:style-name="T21">)</text:span><text:span text:style-name="T18"> thoughts </text:span><text:span text:style-name="T23">regarding</text:span><text:span text:style-name="T18"> Aslan (the children's on p. </text:span><text:span text:style-name="T71">78</text:span><text:span text:style-name="T18">, Mr. Beaver</text:span><text:span text:style-name="T19">'s</text:span><text:span text:style-name="T18"> on p. </text:span><text:span text:style-name="T70">88</text:span><text:span text:style-name="T18">, </text:span><text:span text:style-name="T19">an implied opinion of the Witch's on p. </text:span><text:span text:style-name="T73">122</text:span><text:span text:style-name="T19">, </text:span><text:span text:style-name="T20">among others</text:span><text:span text:style-name="T18">). </text:span></text:p>
      <text:p text:style-name="P6"/>
      <text:p text:style-name="P11"><text:span text:style-name="T24"><text:tab/>Furthermore, upon closer inspection it is evident that Aslan's actions are direct</text:span><text:span text:style-name="T25">ly</text:span><text:span text:style-name="T24"> responsible for all resolution of conflict </text:span><text:span text:style-name="T88">throughout the book</text:span><text:span text:style-name="T24">, </text:span><text:span text:style-name="T25">and that the children themselves are </text:span><text:span text:style-name="T26">altogether</text:span><text:span text:style-name="T25"> extraneous to the plot. “</text:span><text:span text:style-name="T26">Aslan is on the move – perhaps... already landed</text:span><text:span text:style-name="T25">” </text:span><text:span text:style-name="T26">(p. </text:span><text:span text:style-name="T69">78</text:span><text:span text:style-name="T26">) when the children arrive in Narnia </text:span><text:span text:style-name="T27">and</text:span><text:span text:style-name="T26"> his presence weakens the Witch's curse preventing </text:span><text:span text:style-name="T67">the arrival of</text:span><text:span text:style-name="T26"> Christmas (p. </text:span><text:span text:style-name="T68">113</text:span><text:span text:style-name="T26">). </text:span><text:span text:style-name="T27">Despite giving his army to Peter for the inevitable battle, Aslan first “[explains] to Peter his plan of campaign... and all the time he was advising Peter how to conduct the operations” (p. </text:span><text:span text:style-name="T66">150</text:span><text:span text:style-name="T27">). </text:span><text:span text:style-name="T28">Presumably these orders could have been given to his second in command, as it is wholly unclear why Peter is qualified to lead an army. </text:span><text:span text:style-name="T29">Perhaps more egregiously, the battle itself </text:span><text:span text:style-name="T89">appears</text:span><text:span text:style-name="T29"> unnecessary, since Aslan cannot be turned to stone by the Witch's </text:span><text:span text:style-name="T30">magic</text:span><text:span text:style-name="T29"> (p. </text:span><text:span text:style-name="T65">8</text:span><text:span text:style-name="T29">8) and that her minions appear to be completely terrified by his presence (p. </text:span><text:span text:style-name="T64">155</text:span><text:span text:style-name="T29">), despite knowledge </text:span><text:span text:style-name="T38">that if he were to fight back he would </text:span><text:span text:style-name="T39">condemn</text:span><text:span text:style-name="T38"> all of Narnia to “perish in fire and water” (p. </text:span><text:span text:style-name="T63">147</text:span><text:span text:style-name="T38">)</text:span><text:span text:style-name="T29">. </text:span></text:p>
      <text:p text:style-name="P7"/>
      <text:p text:style-name="P12"><text:span text:style-name="T31"><text:tab/>Lewis' decision to not imbue protagonism upon the children <text:s/>is </text:span><text:span text:style-name="T44">strangely</text:span><text:span text:style-name="T31"> puzzling, since they are likely to be the characters with whom the intended audience (children) would most </text:span><text:span text:style-name="T32">easily</text:span><text:span text:style-name="T31"> identify. </text:span><text:span text:style-name="T33">However, his choice of God as an omniscient and omnipotent protagonist is even odd</text:span><text:span text:style-name="T89">er</text:span><text:span text:style-name="T33">, </text:span><text:span text:style-name="T45">as</text:span><text:span text:style-name="T33"> it removes </text:span><text:span text:style-name="T89">any</text:span><text:span text:style-name="T33"> sense of dramatic tension from the story. </text:span><text:span text:style-name="T34">Given that plot structure is a critical aspect of literature, this eradication of both rising action and climax, </text:span><text:span text:style-name="T35">combined with the aforementioned lack of characterization,</text:span><text:span text:style-name="T34"> could be considered an invalidation of </text:span><text:span text:style-name="T3">The Lion, the Witch, and the Wardrobe</text:span><text:span text:style-name="T34">'s status </text:span><text:soft-page-break/><text:span text:style-name="T34">as a true novel </text:span><text:span text:style-name="T35">– after all, what is literature </text:span><text:span text:style-name="T36">if not a </text:span><text:span text:style-name="T46">inter</text:span><text:span text:style-name="T36">weaving </text:span><text:span text:style-name="T91">between</text:span><text:span text:style-name="T35"> plot </text:span><text:span text:style-name="T36">and</text:span><text:span text:style-name="T35"> character?</text:span></text:p>
      <text:p text:style-name="P8"/>
      <text:p text:style-name="P9"><text:span text:style-name="T47"><text:tab/>As it stands, the author of this paper considers the earlier stated criticism of Lewis' work as Christian propaganda over literature to be </text:span><text:span text:style-name="T49">somber</text:span><text:span text:style-name="T48">, </text:span><text:span text:style-name="T50">yet</text:span><text:span text:style-name="T48"> </text:span><text:span text:style-name="T47">well</text:span><text:span text:style-name="T52">-</text:span><text:span text:style-name="T47">founded </text:span><text:span text:style-name="T51">nevertheless</text:span><text:span text:style-name="T47">.</text:span><text:span text:style-name="T53"> </text:span><text:span text:style-name="T54">Lewis overtly and unskillfully parallels easily-recognizable </text:span><text:span text:style-name="T55">Christian metaphors while </text:span><text:span text:style-name="T56">cheerfully</text:span><text:span text:style-name="T55"> subverting the literary form, alienating his intended audience and throwing any sense of internal consistency out </text:span><text:span text:style-name="T57">of</text:span><text:span text:style-name="T55"> the </text:span><text:span text:style-name="T57">proverbial</text:span><text:span text:style-name="T55"> window.</text:span><text:span text:style-name="T62"> </text:span><text:span text:style-name="T92">All things considered, <text:s/></text:span><text:span text:style-name="T3">The Lion, the Witch, and the Wardrobe</text:span><text:span text:style-name="T60"> </text:span><text:span text:style-name="T61">is most certainly too concerned with drawing biblical parallels at the expense of being a well-written and otherwise exciting adventure for young read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23:58:52</meta:creation-date>
    <meta:generator>LibreOffice/4.0.2.2$Linux_X86_64 LibreOffice_project/400m0$Build-2</meta:generator>
    <dc:date>2013-10-30T00:01:40</dc:date>
    <meta:editing-duration>PT23H50M9S</meta:editing-duration>
    <meta:editing-cycles>104</meta:editing-cycles>
    <meta:document-statistic meta:table-count="0" meta:image-count="0" meta:object-count="0" meta:page-count="4" meta:paragraph-count="11" meta:word-count="841" meta:character-count="5231" meta:non-whitespace-character-count="4382"/>
  </office:meta>
</office:document-meta>
</file>